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ple" table:style-name="ta1">
        <table:shapes>
          <draw:frame draw:z-index="0" draw:style-name="gr1" draw:text-style-name="P1" svg:width="159.99mm" svg:height="89.99mm" svg:x="99.55mm" svg:y="25.97mm">
            <loext:p draw:notify-on-update-of-ranges="simple.A1:simple.A1 simple.A2:simple.A9 simple.B1:simple.B1 simple.B2:simple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Étiquette</text:p>
          </table:table-cell>
          <table:table-cell office:value-type="string" calcext:value-type="string">
            <text:p>Comptag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37" calcext:value-type="float">
            <text:p>3237</text:p>
          </table:table-cell>
        </table:table-row>
      </table:table>
      <table:named-expressions/>
      <table:database-ranges>
        <table:database-range table:name="__Anonymous_Sheet_DB__0" table:target-range-address="simple.A2:simple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4:25:55.263769790</dc:date>
    <meta:editing-duration>PT2M16S</meta:editing-duration>
    <meta:editing-cycles>1</meta:editing-cycles>
    <meta:document-statistic meta:table-count="1" meta:cell-count="18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imple.A1:simple.B9" chart:data-source-has-labels="both" svg:x="0.32cm" svg:y="0.18cm" svg:width="15.36cm" svg:height="8.64cm">
          <chartooo:coordinate-region svg:x="1.312cm" svg:y="0.379cm" svg:width="14.368cm" svg:height="7.794cm"/>
          <chart:axis chart:dimension="x" chart:name="primary-x" chart:style-name="ch3" chartooo:axis-type="auto">
            <chartooo:date-scale/>
            <chart:categories table:cell-range-address="simple.A2:simple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mple.B2:simple.B9" chart:label-cell-address="simple.B1:simple.B1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tage</text:p>
                <draw:g>
                  <svg:desc>simple.B1:simp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</text:p>
                <draw:g>
                  <svg:desc>simple.A2:simple.A9</svg:desc>
                </draw:g>
              </table:table-cell>
              <table:table-cell office:value-type="float" office:value="1">
                <text:p>1</text:p>
                <draw:g>
                  <svg:desc>simple.B2:simple.B9</svg:desc>
                </draw:g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237">
                <text:p>3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